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10f9d5" officeooo:paragraph-rsid="0010f9d5" style:font-style-asian="italic" style:font-weight-asian="normal" style:font-style-complex="italic" style:font-weight-complex="normal"/>
    </style:style>
    <style:style style:name="P3"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10f9d5" officeooo:paragraph-rsid="0010f9d5" style:font-style-asian="italic" style:font-style-complex="italic"/>
    </style:style>
    <style:style style:name="P4"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10f9d5" style:font-style-asian="normal" style:font-weight-asian="normal" style:font-style-complex="normal" style:font-weight-complex="normal"/>
    </style:style>
    <style:style style:name="P5"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cm" fo:margin-right="0cm" fo:text-align="justify" style:justify-single-word="false" fo:text-indent="1cm" style:auto-text-indent="false"/>
      <style:text-properties officeooo:rsid="000be648"/>
    </style:style>
    <style:style style:name="P7" style:family="paragraph" style:parent-style-name="Standard">
      <style:paragraph-properties fo:margin-left="0cm" fo:margin-right="0cm" fo:text-align="justify" style:justify-single-word="false" fo:text-indent="1cm" style:auto-text-indent="false"/>
      <style:text-properties officeooo:rsid="000cacf5" officeooo:paragraph-rsid="000cacf5"/>
    </style:style>
    <style:style style:name="P8" style:family="paragraph" style:parent-style-name="Standard">
      <style:paragraph-properties fo:margin-left="0cm" fo:margin-right="0cm" fo:text-align="justify" style:justify-single-word="false" fo:text-indent="1cm" style:auto-text-indent="false"/>
      <style:text-properties officeooo:rsid="000f743d" officeooo:paragraph-rsid="000f743d"/>
    </style:style>
    <style:style style:name="P9" style:family="paragraph" style:parent-style-name="Standard">
      <style:paragraph-properties fo:margin-left="0cm" fo:margin-right="0cm" fo:text-align="justify" style:justify-single-word="false" fo:text-indent="1cm" style:auto-text-indent="false"/>
      <style:text-properties fo:font-style="normal" style:font-style-asian="normal" style:font-style-complex="normal"/>
    </style:style>
    <style:style style:name="P10" style:family="paragraph" style:parent-style-name="Standard">
      <style:paragraph-properties fo:margin-left="0cm" fo:margin-right="0cm" fo:text-align="justify" style:justify-single-word="false" fo:text-indent="1cm" style:auto-text-indent="false"/>
      <style:text-properties fo:font-style="normal" officeooo:paragraph-rsid="001acb3b" style:font-style-asian="normal" style:font-style-complex="normal"/>
    </style:style>
    <style:style style:name="P11" style:family="paragraph" style:parent-style-name="Standard">
      <style:paragraph-properties fo:margin-left="0cm" fo:margin-right="0cm" fo:text-align="justify" style:justify-single-word="false" fo:text-indent="1cm" style:auto-text-indent="false"/>
      <style:text-properties fo:font-style="normal" officeooo:rsid="000f743d" officeooo:paragraph-rsid="000f743d" style:font-style-asian="normal" style:font-style-complex="normal"/>
    </style:style>
    <style:style style:name="P12" style:family="paragraph" style:parent-style-name="Standard">
      <style:paragraph-properties fo:margin-left="0cm" fo:margin-right="0cm" fo:text-align="justify" style:justify-single-word="false" fo:text-indent="1cm" style:auto-text-indent="false"/>
      <style:text-properties fo:font-style="normal" officeooo:rsid="0010f9d5" officeooo:paragraph-rsid="0010f9d5" style:font-style-asian="normal" style:font-style-complex="normal"/>
    </style:style>
    <style:style style:name="P13" style:family="paragraph" style:parent-style-name="Standard">
      <style:paragraph-properties fo:margin-left="0cm" fo:margin-right="0cm" fo:text-align="justify" style:justify-single-word="false" fo:text-indent="1cm" style:auto-text-indent="false"/>
      <style:text-properties fo:font-style="normal" officeooo:rsid="001d9e04" officeooo:paragraph-rsid="001d9e04" style:font-style-asian="normal" style:font-style-complex="normal"/>
    </style:style>
    <style:style style:name="P14" style:family="paragraph" style:parent-style-name="Standard">
      <style:paragraph-properties fo:margin-left="0cm" fo:margin-right="0cm" fo:text-align="justify" style:justify-single-word="false" fo:text-indent="1cm" style:auto-text-indent="false"/>
      <style:text-properties fo:font-style="normal" style:text-underline-style="solid" style:text-underline-width="auto" style:text-underline-color="font-color" fo:font-weight="bold" officeooo:rsid="0010f9d5" officeooo:paragraph-rsid="0010f9d5" style:font-style-asian="normal" style:font-weight-asian="bold" style:font-style-complex="normal" style:font-weight-complex="bold"/>
    </style:style>
    <style:style style:name="P15"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0cacf5" style:font-style-asian="normal" style:font-weight-asian="normal" style:font-style-complex="normal" style:font-weight-complex="normal"/>
    </style:style>
    <style:style style:name="P16" style:family="paragraph" style:parent-style-name="Standard">
      <style:paragraph-properties fo:margin-left="0cm" fo:margin-right="0cm" fo:text-align="justify" style:justify-single-word="false" fo:text-indent="1cm" style:auto-text-indent="false"/>
      <style:text-properties fo:font-style="normal" fo:font-weight="normal" officeooo:paragraph-rsid="001acb3b" style:font-style-asian="normal" style:font-weight-asian="normal" style:font-style-complex="normal" style:font-weight-complex="normal"/>
    </style:style>
    <style:style style:name="P17" style:family="paragraph" style:parent-style-name="Standard">
      <style:paragraph-properties fo:margin-left="0cm" fo:margin-right="0cm" fo:text-align="justify" style:justify-single-word="false" fo:text-indent="1cm" style:auto-text-indent="false"/>
    </style:style>
    <style:style style:name="P18" style:family="paragraph" style:parent-style-name="Standard">
      <style:paragraph-properties fo:margin-left="0cm" fo:margin-right="0cm" fo:text-align="justify" style:justify-single-word="false" fo:text-indent="1cm" style:auto-text-indent="false"/>
      <style:text-properties officeooo:paragraph-rsid="00132fd2"/>
    </style:style>
    <style:style style:name="P19" style:family="paragraph" style:parent-style-name="Standard">
      <style:paragraph-properties fo:margin-left="0cm" fo:margin-right="0cm" fo:text-align="justify" style:justify-single-word="false" fo:text-indent="1cm" style:auto-text-indent="false"/>
      <style:text-properties officeooo:paragraph-rsid="00140fd1"/>
    </style:style>
    <style:style style:name="P20" style:family="paragraph" style:parent-style-name="Standard">
      <style:paragraph-properties fo:margin-left="0cm" fo:margin-right="0cm" fo:text-align="justify" style:justify-single-word="false" fo:text-indent="1cm" style:auto-text-indent="false"/>
      <style:text-properties officeooo:paragraph-rsid="0016c1ee"/>
    </style:style>
    <style:style style:name="P21" style:family="paragraph" style:parent-style-name="Standard">
      <style:paragraph-properties fo:margin-left="0cm" fo:margin-right="0cm" fo:text-align="justify" style:justify-single-word="false" fo:text-indent="1cm" style:auto-text-indent="false"/>
      <style:text-properties officeooo:paragraph-rsid="00177298"/>
    </style:style>
    <style:style style:name="P22" style:family="paragraph" style:parent-style-name="Standard">
      <style:paragraph-properties fo:margin-left="0cm" fo:margin-right="0cm" fo:text-align="justify" style:justify-single-word="false" fo:text-indent="1cm" style:auto-text-indent="false"/>
      <style:text-properties officeooo:paragraph-rsid="001acb3b"/>
    </style:style>
    <style:style style:name="P23" style:family="paragraph" style:parent-style-name="Standard">
      <style:paragraph-properties fo:margin-left="0cm" fo:margin-right="0cm" fo:text-align="justify" style:justify-single-word="false" fo:text-indent="1cm" style:auto-text-indent="false"/>
      <style:text-properties officeooo:rsid="001500fd" officeooo:paragraph-rsid="001500fd"/>
    </style:style>
    <style:style style:name="P24" style:family="paragraph" style:parent-style-name="Standard">
      <style:paragraph-properties fo:margin-left="0cm" fo:margin-right="0cm" fo:text-align="justify" style:justify-single-word="false" fo:text-indent="1cm" style:auto-text-indent="false"/>
      <style:text-properties officeooo:rsid="001acb3b" officeooo:paragraph-rsid="001b2d39"/>
    </style:style>
    <style:style style:name="P25" style:family="paragraph" style:parent-style-name="Standard">
      <style:paragraph-properties fo:margin-left="0cm" fo:margin-right="0cm" fo:text-align="justify" style:justify-single-word="false" fo:text-indent="1cm" style:auto-text-indent="false"/>
      <style:text-properties fo:font-weight="normal" officeooo:paragraph-rsid="001acb3b" style:font-weight-asian="normal" style:font-weight-complex="normal"/>
    </style:style>
    <style:style style:name="P26" style:family="paragraph" style:parent-style-name="Standard">
      <style:paragraph-properties fo:margin-left="0cm" fo:margin-right="0cm" fo:text-align="justify" style:justify-single-word="false" fo:text-indent="1cm" style:auto-text-indent="false"/>
      <style:text-properties fo:font-weight="normal" officeooo:paragraph-rsid="0010f9d5" style:font-weight-asian="normal" style:font-weight-complex="normal"/>
    </style:style>
    <style:style style:name="P27"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20b61a" officeooo:paragraph-rsid="0020b61a" style:font-style-asian="italic" style:font-weight-asian="normal" style:font-style-complex="italic" style:font-weight-complex="normal"/>
    </style:style>
    <style:style style:name="P28"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20b61a" officeooo:paragraph-rsid="0020b61a" style:font-style-asian="italic" style:font-style-complex="italic"/>
    </style:style>
    <style:style style:name="P29" style:family="paragraph" style:parent-style-name="Standard">
      <style:paragraph-properties fo:margin-left="0cm" fo:margin-right="0cm" fo:text-align="justify" style:justify-single-word="false" fo:text-indent="1cm" style:auto-text-indent="false"/>
      <style:text-properties officeooo:rsid="001b2d39" officeooo:paragraph-rsid="001b2d39"/>
    </style:style>
    <style:style style:name="P30" style:family="paragraph" style:parent-style-name="Standard">
      <style:paragraph-properties fo:margin-left="0cm" fo:margin-right="0cm" fo:text-align="justify" style:justify-single-word="false" fo:text-indent="1cm" style:auto-text-indent="false"/>
      <style:text-properties officeooo:rsid="001dfb69" officeooo:paragraph-rsid="001dfb69"/>
    </style:style>
    <style:style style:name="P31" style:family="paragraph" style:parent-style-name="Standard">
      <style:paragraph-properties fo:margin-left="0cm" fo:margin-right="0cm" fo:text-align="justify" style:justify-single-word="false" fo:text-indent="1cm" style:auto-text-indent="false"/>
      <style:text-properties officeooo:rsid="001f0f9d" officeooo:paragraph-rsid="001f0f9d"/>
    </style:style>
    <style:style style:name="P32" style:family="paragraph" style:parent-style-name="Standard">
      <style:paragraph-properties fo:margin-left="0cm" fo:margin-right="0cm" fo:text-align="justify" style:justify-single-word="false" fo:text-indent="1cm" style:auto-text-indent="false" fo:break-before="page"/>
    </style:style>
    <style:style style:name="T1" style:family="text">
      <style:text-properties fo:font-style="italic" style:font-style-asian="italic" style:font-style-complex="italic"/>
    </style:style>
    <style:style style:name="T2" style:family="text">
      <style:text-properties fo:font-style="italic" officeooo:rsid="00137c7e" style:font-style-asian="italic" style:font-style-complex="italic"/>
    </style:style>
    <style:style style:name="T3" style:family="text">
      <style:text-properties fo:font-style="italic" officeooo:rsid="00140fd1" style:font-style-asian="italic" style:font-style-complex="italic"/>
    </style:style>
    <style:style style:name="T4" style:family="text">
      <style:text-properties fo:font-style="italic" officeooo:rsid="00177298" style:font-style-asian="italic" style:font-style-complex="italic"/>
    </style:style>
    <style:style style:name="T5" style:family="text">
      <style:text-properties fo:font-style="italic" officeooo:rsid="0019508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dfb69"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37c7e" style:font-style-asian="normal" style:font-style-complex="normal"/>
    </style:style>
    <style:style style:name="T10" style:family="text">
      <style:text-properties fo:font-style="normal" officeooo:rsid="00140fd1" style:font-style-asian="normal" style:font-style-complex="normal"/>
    </style:style>
    <style:style style:name="T11" style:family="text">
      <style:text-properties fo:font-style="normal" officeooo:rsid="001500fd" style:font-style-asian="normal" style:font-style-complex="normal"/>
    </style:style>
    <style:style style:name="T12" style:family="text">
      <style:text-properties fo:font-style="normal" officeooo:rsid="000cacf5" style:font-style-asian="normal" style:font-style-complex="normal"/>
    </style:style>
    <style:style style:name="T13" style:family="text">
      <style:text-properties fo:font-style="normal" officeooo:rsid="0016c1ee" style:font-style-asian="normal" style:font-style-complex="normal"/>
    </style:style>
    <style:style style:name="T14" style:family="text">
      <style:text-properties fo:font-style="normal" officeooo:rsid="00177298" style:font-style-asian="normal" style:font-style-complex="normal"/>
    </style:style>
    <style:style style:name="T15" style:family="text">
      <style:text-properties fo:font-style="normal" officeooo:rsid="00195080" style:font-style-asian="normal" style:font-style-complex="normal"/>
    </style:style>
    <style:style style:name="T16" style:family="text">
      <style:text-properties fo:font-style="normal" officeooo:rsid="001b2d39" style:font-style-asian="normal" style:font-style-complex="normal"/>
    </style:style>
    <style:style style:name="T17" style:family="text">
      <style:text-properties fo:font-style="normal" officeooo:rsid="001bdc9a" style:font-style-asian="normal" style:font-style-complex="normal"/>
    </style:style>
    <style:style style:name="T18" style:family="text">
      <style:text-properties fo:font-style="normal" officeooo:rsid="001d9e04"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d9e04" style:font-style-asian="normal" style:font-weight-asian="normal" style:font-style-complex="normal" style:font-weight-complex="normal"/>
    </style:style>
    <style:style style:name="T21" style:family="text">
      <style:text-properties fo:font-style="normal" fo:font-weight="normal" officeooo:rsid="001dfb69"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officeooo:rsid="0010f9d5"/>
    </style:style>
    <style:style style:name="T24" style:family="text">
      <style:text-properties officeooo:rsid="00132fd2"/>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137c7e"/>
    </style:style>
    <style:style style:name="T27" style:family="text">
      <style:text-properties officeooo:rsid="0016c1ee"/>
    </style:style>
    <style:style style:name="T28" style:family="text">
      <style:text-properties officeooo:rsid="001aca15"/>
    </style:style>
    <style:style style:name="T29" style:family="text">
      <style:text-properties officeooo:rsid="001acb3b"/>
    </style:style>
    <style:style style:name="T30" style:family="text">
      <style:text-properties officeooo:rsid="001d9e04"/>
    </style:style>
    <style:style style:name="T31" style:family="text">
      <style:text-properties officeooo:rsid="001f0f9d"/>
    </style:style>
    <style:style style:name="T32" style:family="text">
      <style:text-properties officeooo:rsid="0020b6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25">Introduction</text:span></text:p>
      <text:p text:style-name="P1"/>
      <text:p text:style-name="P18"><text:span text:style-name="T24">Ce travail de recherche fait la suite de travaux de Chantal Enguegard et Mathieu Mangeot publiés en Décembre 2014. Il</text:span> concerne l'étude de la diversité des langues étudiées en TALN. Nous travaillerons sur des publications scientifiques dans le domaine du TALN et devrons déterminer quelles sont les langues les plus souvent étudiées. La méthode utilisée pour <text:span text:style-name="T24">mesurer cela</text:span> est de compter, <text:span text:style-name="T24">pour chaque langue,</text:span> le nombre d’<text:span text:style-name="T24">articles la citant.</text:span></text:p>
      <text:p text:style-name="P1">Nous nous intéressons aussi aux paires de langues dans le cadre de corpus comparables, à savoir aux paires de langues citées dans ce contexte.</text:p>
      <text:p text:style-name="P1">Notre travail prendra aussi en compte l’agrandissement de notre liste de langues à disposition, ainsi que la réduction des bruits autant que faire ce peut. Par bruits, nous entendons tout occurrence d’un nom de langue ne correspondant pas à ce que nous recherchons : une langue citée en référence à une autre étude ("la dernière fois, nous parlions de l’anglais…"), un nom de pays pris pour un nom de langue (comme le Rwanda, <text:span text:style-name="T24">pouvant à la fois signifier le pays et sa langue</text:span>) <text:span text:style-name="T24">ou un nom de famille pris pour un nom de langue (Wu est le nom d’une langue mais aussi un nom de famille)</text:span>.</text:p>
      <text:p text:style-name="P1"/>
      <text:p text:style-name="P5">Récupération et mise en place des documents à étudier</text:p>
      <text:p text:style-name="P1"/>
      <text:p text:style-name="P1">Notre premi<text:span text:style-name="T26">ère</text:span> <text:span text:style-name="T26">tâche </text:span>a <text:span text:style-name="T26">été de</text:span> récupérer les documents formant notre corpus.</text:p>
      <text:p text:style-name="P1">Le site source est <text:span text:style-name="T1">aclweb.org/anthology/</text:span>, <text:span text:style-name="T26">le site internet de l’</text:span><text:span text:style-name="T2">Association for Computational Linguistics </text:span><text:span text:style-name="T9">(</text:span><text:span text:style-name="T2">ACL</text:span><text:span text:style-name="T9">). </text:span>Ce site héberge plus de 44000 publications concernant l<text:span text:style-name="T26">a linguistique informatique</text:span> et le traitement du langage naturel. Ces publications sont rassemblés par groupe<text:span text:style-name="T26">s</text:span>. Nous nous intéressons dans un premiers temps à deux de ces groupes : les articles de l'ACL et ceux du LREC <text:span text:style-name="T26">(</text:span><text:span text:style-name="T2">International Conference of Language Resources and Evaluation</text:span><text:span text:style-name="T26">)</text:span>, regroupant au total près de 7000 articles.</text:p>
      <text:p text:style-name="P19">Pour tous les télécharger, nous sommes passés par quelques scripts. Les documents de l'ACL se téléchargent en lançant simplement le script <text:span text:style-name="T1">links_ACL.sh</text:span><text:span text:style-name="T8">, suivi du script </text:span><text:span text:style-name="T1">dl_ACL.sh</text:span><text:span text:style-name="T8">. Les documents du LREC se téléchargent via deux autres scripts nommés similairement et fonctionnant similairement. </text:span><text:span text:style-name="T10">Ces scripts tirent profil de l’organisation du site internet, dont l’ensemble des adresses internet respecte un formatage précis. Par exemple, tous les papiers du groupe ACL sont accessibles via un lien de la forme : </text:span><text:span text:style-name="T3">aclweb.org/anthology/P/P**/</text:span><text:span text:style-name="T10">, où ** correspond à l’année de publication et où le P représente le groupe ACL. Pour les papiers du groupe LREC, il suffit de remplacer le P par un L.</text:span></text:p>
      <text:p text:style-name="P1"><text:span text:style-name="T10">Le</text:span><text:span text:style-name="T8"> script </text:span><text:span text:style-name="T1">links_ACL.sh</text:span><text:span text:style-name="T8"> </text:span><text:span text:style-name="T10">s’</text:span><text:span text:style-name="T11">e</text:span><text:span text:style-name="T10">x</text:span><text:span text:style-name="T11">é</text:span><text:span text:style-name="T10">cute simplement, sans paramètres. A l’exécution, il </text:span><text:span text:style-name="T8">crée un dossier </text:span><text:span text:style-name="T1">ACL/</text:span><text:span text:style-name="T8"> contenant des sous-dossiers numérotés selon les années de publication des articles qu'ils contiendront </text:span><text:span text:style-name="T11">(préfixé d’un P, pour le groupe ACL)</text:span><text:span text:style-name="T8">. A l'issue de </text:span><text:span text:style-name="T10">son </text:span><text:span text:style-name="T8">exécution, chaque sous-dossier contiendra un fichier nommé </text:span><text:span text:style-name="T1">links</text:span><text:span text:style-name="T8"> où sont listées les adresses internet de chaque document à télécharger.</text:span></text:p>
      <text:p text:style-name="P1"><text:span text:style-name="T11">L</text:span><text:span text:style-name="T8">e script </text:span><text:span text:style-name="T1">dl_ACL.sh</text:span><text:span text:style-name="T8"> </text:span><text:span text:style-name="T11">s’exécute à la suite du précédent, dans le même répertoire. A l’exécution, il </text:span><text:span text:style-name="T8">ouvre chaque fichier </text:span><text:span text:style-name="T1">links</text:span><text:span text:style-name="T8"> et lance le téléchargement de tous les documents ciblés par les adresses internet. A l'issue du téléchargement, tous les documents seront présents </text:span><text:span text:style-name="T11">au format pdf </text:span><text:span text:style-name="T8">dans le sous-dossier correspondant à leur année de publication, et dans le dossier correspondant à leur groupe -en l'occurrence ici, le groupe ACL-.</text:span></text:p>
      <text:p text:style-name="P23">Cet ensemble de fichiers pdf constitue donc la base à partir de laquelle nous travaillons.</text:p>
      <text:p text:style-name="P1"/>
      <text:p text:style-name="P5"><text:span text:style-name="T23">1. </text:span>Prétraitement des documents disponibles</text:p>
      <text:p text:style-name="P6"/>
      <text:p text:style-name="P2">1.1 <text:span text:style-name="T28">Les outils de conversion</text:span> des documents pdf</text:p>
      <text:p text:style-name="P6"/>
      <text:p text:style-name="P7"><text:span text:style-name="T27">Notre deuxième tâche était de rendre exploitable par Perl notre ensemble de documents</text:span>, <text:span text:style-name="T27">des fichiers</text:span> au format pdf.</text:p>
      <text:p text:style-name="P20"><text:soft-page-break/><text:span text:style-name="T12">Initialement, il s’agissait de les convertir en format textuel basique (format txt) pour simplement en extraire le texte</text:span><text:span text:style-name="T8">. Les conversions en txt donnent des fichiers textes où, globalement, une ligne du </text:span><text:span text:style-name="T14">fichier </text:span><text:span text:style-name="T8">pdf donne une ligne dans le fichier txt. Tout formatage est bien sûr perdu, ce qui </text:span><text:span text:style-name="T14">n’est</text:span><text:span text:style-name="T8"> à </text:span><text:span text:style-name="T14">priori</text:span><text:span text:style-name="T8"> pas un problème. </text:span><text:span text:style-name="T13">Nous verrons par la suite qu’</text:span><text:span text:style-name="T15">il peut être intéressant de récupérer la mise en page, ce qui nous poussera à convertir les documents en fichiers xml</text:span><text:span text:style-name="T13">.</text:span></text:p>
      <text:p text:style-name="P21"><text:span text:style-name="T8">Nous utilisons principalement les outils fournis par </text:span><text:span text:style-name="T1">poppler-utils</text:span><text:span text:style-name="T8">, des outils en ligne de commande utilisant la librairie </text:span><text:span text:style-name="T1">Poppler</text:span><text:span text:style-name="T8">. </text:span><text:span text:style-name="T14">La conversion d’un fichier </text:span><text:span text:style-name="T4">doc.pdf</text:span><text:span text:style-name="T14"> en format txt se fait donc par la ligne de commande "</text:span><text:span text:style-name="T4">pdftotxt doc.pdf"</text:span><text:span text:style-name="T14">, ce qui produit simplement un fichier </text:span><text:span text:style-name="T4">doc.txt</text:span><text:span text:style-name="T14">. </text:span><text:span text:style-name="T15">Quant à une conversion en format xml, elle se fait via la commande "</text:span><text:span text:style-name="T5">pdftohtml -i -s -xml doc.pdf</text:span><text:span text:style-name="T15">".</text:span></text:p>
      <text:p text:style-name="P20"><text:span text:style-name="T12">Notons que les logiciels de conversion, lors des tests, affichaient dans le terminal des messages d’erreur ou d’avertissement pour certains fichiers pdf. Parfois le même message pour plusieurs documents d’affilé. Nous n’avons pas encore fait de recherche à ce sujet.</text:span></text:p>
      <text:p text:style-name="P15"/>
      <text:p text:style-name="P2">1.2 <text:span text:style-name="T29">L’étude des fichiers convertis</text:span></text:p>
      <text:p text:style-name="P4"/>
      <text:p text:style-name="P24"><text:span text:style-name="T8">Notre troisième tâche était de supprimer de nos documents de</text:span><text:span text:style-name="T16">s</text:span><text:span text:style-name="T8"> possibles </text:span><text:span text:style-name="T16">sources de bruits, en l’occurrence les parties Introduction. En effet, </text:span><text:span text:style-name="T17">ces parties</text:span><text:span text:style-name="T16"> </text:span><text:span text:style-name="T17">ont</text:span><text:span text:style-name="T16"> de fortes chances de contenir des occurrences de langues faisant référence à d’autres publications.</text:span></text:p>
      <text:p text:style-name="P29"><text:span text:style-name="T8">Nous avons alors d’abord créé le script </text:span><text:span text:style-name="T1">RechercheFormat.pl</text:span><text:span text:style-name="T8"> dans un but d’observation. </text:span><text:span text:style-name="T17">Le principe est de rechercher dans notre ensemble de fichiers certains motifs et d’afficher le nombre de fichiers contenant le motif, ou bien les lignes correspondantes, ou d’autres choses selon cas particuliers. </text:span><text:span text:style-name="T18">Il s’exécute via Perl, sans paramètre, et produit divers fichiers contenant des résultats.</text:span></text:p>
      <text:p text:style-name="P22"><text:span text:style-name="T17">Nos premières recherches se faisaient sur les fichiers txt. </text:span><text:span text:style-name="T8">Nous </text:span><text:span text:style-name="T17">commencions</text:span><text:span text:style-name="T8"> par rechercher les lignes ne contenant que le mot Introduction, avec éventuellement un préfixe (numéro, caractère spécial…) et un suffixe (ponctuation…). L’affichage des résultats -</text:span><text:span text:style-name="T17">l</text:span><text:span text:style-name="T8">es lignes sélectionnées par notre recherche- nous indiquait une constance satisfaisante dans les résultats. Un comptage des documents en fonction de la présence d’une ligne Introduction nous donnait un score </text:span><text:span text:style-name="T17">lui aussi</text:span><text:span text:style-name="T8"> satisfaisant, de l’ordre de 90 </text:span><text:span text:style-name="T17">à </text:span><text:span text:style-name="T8">95 % des documents présentant la ligne recherchée. Notons toutefois une disparité entre les "vieux" documents, </text:span><text:span text:style-name="T17">d’</text:span><text:span text:style-name="T8">avant l’an 2000, et les documents "récents", </text:span><text:span text:style-name="T17">d’</text:span><text:span text:style-name="T8">à partir de l’an 2000 : la qualité des documents vieux étant souvent moindre, notre script de recherche y obtenait un moins bon score.</text:span></text:p>
      <text:p text:style-name="P10">Trouver les titres Introduction ne suffit cependant pas à pouvoir enlever les parties Introduction. En effet, une fois le titre trouvé, il faut alors tout supprimer jusqu’à la fin de l’Introduction, c’est à dire jusqu’au titre suivant. <text:span text:style-name="T30">Trouver ce "titre suivant" ne devient possible que si nous avons des informations sur la mise-en-page du fichier. C’est pourquoi nous avons eu recours à la conversion en XML.</text:span></text:p>
      <text:p text:style-name="P22"><text:span text:style-name="T20">A partir des fichiers xml</text:span>, nous pouvons <text:span text:style-name="T30">alors </text:span>récupérer le formatage <text:span text:style-name="T30">xml</text:span> associé aux lignes contenant le titre Introduction (taille d’écriture, …) et rechercher la prochaine ligne ayant le même formatage. <text:span text:style-name="T30">Quasi-systématiquement, il s’agit bien du second titre.</text:span></text:p>
      <text:p text:style-name="P13">La bonne méthode en main, nous pouvons passer à la pratique.</text:p>
      <text:p text:style-name="P9"/>
      <text:p text:style-name="P3">1.3 Nettoyage de nos données</text:p>
      <text:p text:style-name="P9"/>
      <text:p text:style-name="P8"><text:span text:style-name="T8">Une fois satisfait de ce que nous avons obtenu avec </text:span><text:span text:style-name="T1">RechercheFormat.pl</text:span><text:span text:style-name="T8">, nous sommes passés à l’application de nos recherches. Le prétraitement de notre corpus s’est donc fait à partir des fichiers au format </text:span><text:span text:style-name="T1">xml</text:span><text:span text:style-name="T8"> et via trois scripts : </text:span><text:span text:style-name="T1">NettoyageCorpus.pl</text:span><text:span text:style-name="T8">, </text:span><text:span text:style-name="T1">elagage.pl</text:span><text:span text:style-name="T8"> et </text:span><text:span text:style-name="T1">jeconcatene.pl</text:span><text:span text:style-name="T8">.</text:span></text:p>
      <text:p text:style-name="P11"/>
      <text:p text:style-name="P25">Le <text:span text:style-name="T30">premier</text:span>, nettoyageCorpus, a pour rôle de détecter les fichiers dont la conversion de pdf à xml s’est mal passé.</text:p>
      <text:p text:style-name="P22"><text:span text:style-name="T22">Lorsque nous convertissons un document pdf en xml, le fichier obtenu contient une ligne par formatage spécifique. Un formatage spécifique d’un groupe de mots, d’un bloc, comprend sa position verticale et horizontale, sa largeur, sa hauteur et son </text:span><text:span text:style-name="T6">font </text:span><text:span text:style-name="T19">(police d’écriture, taille de police, </text:span><text:soft-page-break/><text:span text:style-name="T19">couleur et id du </text:span><text:span text:style-name="T6">font</text:span><text:span text:style-name="T19">).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22"><text:span text:style-name="T19">Dans les faits, il arrive pour certains documents xml obtenus que chaque ligne ne contient que deux ou trois mots du document pdf, parfois même un seul mot découpé en plusieurs lignes, tandis que le document txt équivalent possède bien des lignes propres et complètes. Cela complique grandement le traitement de ces documents, d’où l’idée de les identifier en comptant le nombre de mots par ligne, et de les lister dans un fichier de sorti, judicieusement nommé </text:span><text:span text:style-name="T6">badFiles</text:span><text:span text:style-name="T19">.</text:span></text:p>
      <text:p text:style-name="P22"><text:span text:style-name="T21">Il s’exécute via Perl, sans paramètre. Tout comme pour </text:span><text:span text:style-name="T7">RechercheFormat.pl</text:span><text:span text:style-name="T21">, il faut prendre soin de spécifier dans la variable correspondante l’adresse du répertoire sur lequel on l’exécute. </text:span><text:span text:style-name="T19">A l’exécution sur le groupe des documents de l’ACL, une trentaine de fichiers mal convertis ont été détectés parmi les documents datant du XXIe siècle. Parmi les documents d’avant l’an 2000, la quasi totalité des documents ont été mal converti. Par ailleurs, le script précédent, </text:span><text:span text:style-name="T6">recherche_format.pl</text:span><text:span text:style-name="T19"> n’avait détecté qu’une seule ligne Introduction dans les fichiers xml d’avant l’an 2000.</text:span></text:p>
      <text:p text:style-name="P16"/>
      <text:p text:style-name="P30"><text:span text:style-name="T19">Le second, elagage, applique la méthode de </text:span><text:span text:style-name="T6">RechercheFormat</text:span><text:span text:style-name="T19">.</text:span></text:p>
      <text:p text:style-name="P30"><text:span text:style-name="T19">Il s’exécute via Perl, sans paramètre, sur le répertoire spécifié dans une variable (comme pour les deux autres scripts Perl ci-dessus). Il va chercher les fichiers au format XML et crée à partir de chaque fichier "</text:span><text:span text:style-name="T6">doc.xml</text:span><text:span text:style-name="T19">" un nouveau fichié nommé de la forme "</text:span><text:span text:style-name="T6">doc_traite.txt</text:span><text:span text:style-name="T19">".</text:span></text:p>
      <text:p text:style-name="P31"><text:span text:style-name="T19">Ce script effectue bien une sorte de conversion de xml à txt puisqu’il supprime toutes les balises xml présentes.</text:span></text:p>
      <text:p text:style-name="P31"><text:span text:style-name="T19"/></text:p>
      <text:p text:style-name="P31"><text:span text:style-name="T19">Le troisième, jeconcatene, s’exécute à la suite de </text:span><text:span text:style-name="T6">elagage</text:span><text:span text:style-name="T19">. A l’exécution, ce script va chercher tous les fichiers créés par elagage et ajoute leur adresse relative dans un nouveau fichier, </text:span><text:span text:style-name="T6">adresses_textes.txt</text:span><text:span text:style-name="T19">.</text:span></text:p>
      <text:p text:style-name="P31"><text:span text:style-name="T19">Ce script s’occupe aussi de supprimer toutes les césures qu’il trouve.</text:span></text:p>
      <text:p text:style-name="P9"/>
      <text:p text:style-name="P12">À l’issu du prétraitement, nous avons donc <text:span text:style-name="T31">deux ensembles de fichiers possibles : les fichiers txt issus directement de la conversion de pdf à txt, et les fichiers suffixés "_traite.txt" ayant été initialement converti de pdf à xml.</text:span></text:p>
      <text:p text:style-name="P9"/>
      <text:p text:style-name="P14">2. <text:span text:style-name="T32">Mesures sur nos corpus</text:span></text:p>
      <text:p text:style-name="P26"/>
      <text:p text:style-name="P27">2.1 De depouille_v5 à depouille_v6</text:p>
      <text:p text:style-name="P1"/>
      <text:p text:style-name="P1"/>
      <text:p text:style-name="P28">2.2 Ajout d’une nouvelle fonction</text:p>
      <text:p text:style-name="P1"/>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15T04:06:08.359175347</dc:date>
    <meta:editing-duration>PT14H40M24S</meta:editing-duration>
    <meta:editing-cycles>26</meta:editing-cycles>
    <meta:generator>LibreOffice/5.2.7.2$Linux_X86_64 LibreOffice_project/20m0$Build-2</meta:generator>
    <meta:document-statistic meta:table-count="0" meta:image-count="0" meta:object-count="0" meta:page-count="3" meta:paragraph-count="40" meta:word-count="1582" meta:character-count="10049" meta:non-whitespace-character-count="8506"/>
  </office:meta>
</office:document-meta>
</file>